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000000420D8164D36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G Times (W1)" svg:font-family="'CG Times (W1)', 'Times New Roman'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e382" officeooo:paragraph-rsid="000ce382"/>
    </style:style>
    <style:style style:name="P2" style:family="paragraph" style:parent-style-name="Text_20_body">
      <style:text-properties fo:font-size="10pt" officeooo:rsid="000ce382" officeooo:paragraph-rsid="000ce382" style:font-size-asian="10pt" style:font-size-complex="10pt"/>
    </style:style>
    <style:style style:name="P3" style:family="paragraph" style:parent-style-name="Text_20_body">
      <style:text-properties fo:font-size="10pt" officeooo:rsid="000d9b6e" officeooo:paragraph-rsid="000d9b6e" style:font-size-asian="10pt" style:font-size-complex="10pt"/>
    </style:style>
    <style:style style:name="P4" style:family="paragraph" style:parent-style-name="Text_20_body">
      <style:text-properties fo:font-size="10pt" officeooo:rsid="000ce382" officeooo:paragraph-rsid="000ce382" style:font-size-asian="8.75pt" style:font-size-complex="10pt"/>
    </style:style>
    <style:style style:name="P5" style:family="paragraph" style:parent-style-name="Title">
      <style:text-properties officeooo:rsid="000ce382" officeooo:paragraph-rsid="000ce38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952in" svg:y="2.3827in" svg:width="5.9563in" svg:height="7.7075in" draw:z-index="0">
        <draw:image xlink:href="Pictures/100000000000033000000420D8164D36.tif" xlink:type="simple" xlink:show="embed" xlink:actuate="onLoad"/>
      </draw:frame>
      <text:p text:style-name="P5">Data management for BNL Digital Interface Module</text:p>
      <text:p text:style-name="P1"/>
      <text:p text:style-name="P2">We propose to use the messaging facilities provided by the ZeroMQ package to store and display the data provided by BNL multi-element detectors. The proposed architecture is shown below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inks marked “inproc or tcpip” can be initially made in the ZynQ processor, i.e. on-board. When more resources are needed (i.e. bigger, faster disks) then it is easy to make them network-connecte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G Times (W1)" svg:font-family="'CG Times (W1)', 'Times New Roman'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G Times (W1)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G Times (W1)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G Times (W1)" fo:font-family="'CG Times (W1)', 'Times New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G Times (W1)" fo:font-family="'CG Times (W1)', 'Times New Roman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G Times (W1)" fo:font-family="'CG Times (W1)', 'Times New Roman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59:47.816350072</meta:creation-date>
    <dc:date>2016-01-13T15:26:29.923968546</dc:date>
    <meta:editing-duration>PT2M45S</meta:editing-duration>
    <meta:editing-cycles>3</meta:editing-cycles>
    <meta:generator>LibreOffice/4.4.6.3$Linux_X86_64 LibreOffice_project/40m0$Build-3</meta:generator>
    <meta:document-statistic meta:table-count="0" meta:image-count="1" meta:object-count="0" meta:page-count="1" meta:paragraph-count="3" meta:word-count="68" meta:character-count="431" meta:non-whitespace-character-count="366"/>
  </office:meta>
</office:document-meta>
</file>